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eal" svg:font-family="Areal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ab326"/>
    </style:style>
    <style:style style:name="P2" style:family="paragraph" style:parent-style-name="Standard">
      <style:text-properties style:font-name="Arial1" fo:font-weight="bold" officeooo:rsid="001ab326" officeooo:paragraph-rsid="001ab326" style:font-weight-asian="bold" style:font-weight-complex="bold"/>
    </style:style>
    <style:style style:name="P3" style:family="paragraph" style:parent-style-name="Standard">
      <style:text-properties officeooo:rsid="001ab326" officeooo:paragraph-rsid="001ab326"/>
    </style:style>
    <style:style style:name="P4" style:family="paragraph" style:parent-style-name="Heading_20_3">
      <style:text-properties officeooo:paragraph-rsid="001ab326"/>
    </style:style>
    <style:style style:name="P5" style:family="paragraph" style:parent-style-name="Text_20_body">
      <style:text-properties officeooo:paragraph-rsid="001ab326"/>
    </style:style>
    <style:style style:name="P6" style:family="paragraph" style:parent-style-name="Text_20_body">
      <style:text-properties officeooo:rsid="001ab326" officeooo:paragraph-rsid="001ab326"/>
    </style:style>
    <style:style style:name="P7" style:family="paragraph" style:parent-style-name="Text_20_body">
      <style:text-properties style:font-name="Areal" fo:font-size="12pt" officeooo:rsid="001ab326" officeooo:paragraph-rsid="001ab326" style:font-size-asian="12pt" style:font-size-complex="12pt"/>
    </style:style>
    <style:style style:name="P8" style:family="paragraph" style:parent-style-name="Heading_20_3">
      <style:text-properties style:font-name="Areal" officeooo:paragraph-rsid="001ab326"/>
    </style:style>
    <style:style style:name="P9" style:family="paragraph" style:parent-style-name="Text_20_body">
      <style:text-properties style:font-name="Areal" officeooo:paragraph-rsid="001ab326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7a7e85" loext:opacity="100%" fo:font-family="'JetBrains Mono'" style:font-family-generic="roman" style:font-pitch="variable" fo:font-size="10pt" fo:font-style="normal" fo:font-weight="normal" officeooo:rsid="001ab326" style:font-size-asian="10pt" style:font-style-asian="normal" style:font-weight-asian="normal"/>
    </style:style>
    <style:style style:name="T4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5f826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7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style:font-name="Areal" fo:font-size="12pt" style:font-size-asian="12pt" style:font-size-complex="12pt"/>
    </style:style>
    <style:style style:name="T9" style:family="text">
      <style:text-properties style:font-name="Are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2"># ======== MODELOS ========</text:span><text:span text:style-name="T3">(PSEUDO CODIGOS)</text:span><text:span text:style-name="T2"><text:line-break/><text:line-break/></text:span><text:span text:style-name="T4">class </text:span><text:span text:style-name="T1">Quarto:<text:line-break/> <text:s text:c="3"/></text:span><text:span text:style-name="T4">def </text:span><text:span text:style-name="T1">__init__(self, numero, limpo=</text:span><text:span text:style-name="T4">True</text:span><text:span text:style-name="T1">, ocupado=</text:span><text:span text:style-name="T4">False</text:span><text:span text:style-name="T1">):<text:line-break/> <text:s text:c="7"/>self.numero = numero<text:line-break/> <text:s text:c="7"/>self.limpo = limpo<text:line-break/> <text:s text:c="7"/>self.ocupado = ocupado<text:line-break/><text:line-break/></text:span><text:span text:style-name="T4">class </text:span><text:span text:style-name="T1">Hospede:<text:line-break/> <text:s text:c="3"/></text:span><text:span text:style-name="T4">def </text:span><text:span text:style-name="T1">__init__(self, nome, vip=</text:span><text:span text:style-name="T4">False</text:span><text:span text:style-name="T1">, estadia=</text:span><text:span text:style-name="T5">0</text:span><text:span text:style-name="T1">):<text:line-break/> <text:s text:c="7"/>self.nome = nome<text:line-break/> <text:s text:c="7"/>self.vip = vip<text:line-break/> <text:s text:c="7"/>self.estadia = estadia<text:line-break/> <text:s text:c="7"/>self.quarto_ocupado = </text:span><text:span text:style-name="T4">None<text:line-break/><text:line-break/> <text:s text:c="3"/>def </text:span><text:span text:style-name="T1">ocupa(self, quarto):<text:line-break/> <text:s text:c="7"/></text:span><text:span text:style-name="T4">return </text:span><text:span text:style-name="T1">self.quarto_ocupado == quarto<text:line-break/><text:line-break/></text:span><text:span text:style-name="T4">class </text:span><text:span text:style-name="T1">Funcionario:<text:line-break/> <text:s text:c="3"/></text:span><text:span text:style-name="T4">def </text:span><text:span text:style-name="T1">__init__(self, nome):<text:line-break/> <text:s text:c="7"/>self.nome = nome<text:line-break/><text:line-break/></text:span><text:span text:style-name="T4">class </text:span><text:span text:style-name="T1">Veiculo:<text:line-break/> <text:s text:c="3"/></text:span><text:span text:style-name="T4">def </text:span><text:span text:style-name="T1">__init__(self, placa, pertence_a):<text:line-break/> <text:s text:c="7"/>self.placa = placa<text:line-break/> <text:s text:c="7"/>self.pertence_a = pertence_a <text:s/><text:line-break/> <text:s text:c="7"/></text:span><text:span text:style-name="T2"># Hospede ou Funcionario<text:line-break/><text:line-break/># <text:s/>FUNÇÕES (PREMISSAS &amp; DESAFIOS)<text:line-break/># Premissa / Desafio 1: Reserva de Quartos<text:line-break/></text:span><text:span text:style-name="T4">def </text:span><text:span text:style-name="T1">pode_reservar(quarto):<text:line-break/> <text:s text:c="3"/></text:span><text:span text:style-name="T6">"""<text:line-break/> <text:s text:c="3"/>Somente quartos limpos e não ocupados podem ser reservados.<text:line-break/> <text:s text:c="3"/>"""<text:line-break/> <text:s text:c="3"/></text:span><text:span text:style-name="T4">return </text:span><text:span text:style-name="T1">quarto.limpo </text:span><text:span text:style-name="T4">and not </text:span><text:span text:style-name="T1">quarto.ocupado<text:line-break/><text:line-break/></text:span><text:span text:style-name="T2"># Premissa / Desafio 2: Acesso para Limpeza<text:line-break/></text:span><text:span text:style-name="T4">def </text:span><text:span text:style-name="T1">pode_limpar(funcionario, quarto):<text:line-break/> <text:s text:c="3"/></text:span><text:span text:style-name="T6">"""<text:line-break/> <text:s text:c="3"/>Funcionário pode acessar quarto para limpeza somente se ele não estiver ocupado.<text:line-break/> <text:s text:c="3"/>"""<text:line-break/> <text:s text:c="3"/></text:span><text:span text:style-name="T4">return not </text:span><text:span text:style-name="T1">quarto.ocupado<text:line-break/><text:line-break/></text:span><text:span text:style-name="T2"># Premissa / Desafio 3: Acesso ao Lounge VIP<text:line-break/></text:span><text:span text:style-name="T4">def </text:span><text:span text:style-name="T1">acesso_lounge_vip(hospede):<text:line-break/> <text:s text:c="3"/></text:span><text:span text:style-name="T6">"""<text:line-break/> <text:s text:c="3"/>Hóspedes VIP têm acesso ao lounge VIP se a estadia for superior a 3 dias.<text:line-break/> <text:s text:c="3"/>"""<text:line-break/> <text:s text:c="3"/></text:span><text:span text:style-name="T4">return </text:span><text:span text:style-name="T1">hospede.vip </text:span><text:span text:style-name="T4">and </text:span><text:span text:style-name="T1">hospede.estadia &gt; </text:span><text:span text:style-name="T5">3<text:line-break/><text:line-break/></text:span><text:span text:style-name="T2"># Premissa / Desafio 4: Serviços de Quarto<text:line-break/></text:span><text:span text:style-name="T4">def </text:span><text:span text:style-name="T1">pode_solicitar_servico(hospede, quarto):<text:line-break/> <text:s text:c="3"/></text:span><text:span text:style-name="T6">"""<text:line-break/> <text:s text:c="3"/>Apenas quartos ocupados podem solicitar serviço de quarto.<text:line-break/> <text:s text:c="3"/>"""<text:line-break/> <text:s text:c="3"/></text:span><text:span text:style-name="T4">return </text:span><text:span text:style-name="T1">quarto.ocupado </text:span><text:span text:style-name="T4">and </text:span><text:span text:style-name="T1">hospede.ocupa(quarto)<text:line-break/><text:line-break/></text:span><text:span text:style-name="T2"># Premissa / Desafio 5: Estacionamento<text:line-break/></text:span><text:span text:style-name="T4">def </text:span><text:span text:style-name="T1">pode_estacionar(veiculo):<text:line-break/> <text:s text:c="3"/></text:span><text:span text:style-name="T6">"""<text:line-break/> <text:s text:c="3"/>Apenas veículos de hóspedes e funcionários registrados podem acessar o estacionamento.<text:line-break/></text:span><text:soft-page-break/><text:span text:style-name="T6"> <text:s text:c="3"/>"""<text:line-break/> <text:s text:c="3"/></text:span><text:span text:style-name="T4">return </text:span><text:span text:style-name="T1">isinstance(veiculo.pertence_a, (Hospede, Funcionario))<text:line-break/><text:line-break/></text:span><text:span text:style-name="T2"># ======== EXEMPLO DE USO ========<text:line-break/><text:line-break/></text:span><text:span text:style-name="T4">if </text:span><text:span text:style-name="T1">__name__ == </text:span><text:span text:style-name="T7">"__main__"</text:span><text:span text:style-name="T1">:<text:line-break/> <text:s text:c="3"/>quarto101 = Quarto(numero=</text:span><text:span text:style-name="T5">101</text:span><text:span text:style-name="T1">, limpo=</text:span><text:span text:style-name="T4">True</text:span><text:span text:style-name="T1">, ocupado=</text:span><text:span text:style-name="T4">False</text:span><text:span text:style-name="T1">)<text:line-break/> <text:s text:c="3"/>hospede1 = Hospede(nome=</text:span><text:span text:style-name="T7">"João"</text:span><text:span text:style-name="T1">, vip=</text:span><text:span text:style-name="T4">True</text:span><text:span text:style-name="T1">, estadia=</text:span><text:span text:style-name="T5">5</text:span><text:span text:style-name="T1">)<text:line-break/> <text:s text:c="3"/>funcionario1 = Funcionario(nome=</text:span><text:span text:style-name="T7">"Maria"</text:span><text:span text:style-name="T1">)<text:line-break/> <text:s text:c="3"/>hospede1.quarto_ocupado = quarto101<text:line-break/> <text:s text:c="3"/>quarto101.ocupado = </text:span><text:span text:style-name="T4">True<text:line-break/><text:line-break/> <text:s text:c="3"/></text:span><text:span text:style-name="T1">veiculo1 = Veiculo(placa=</text:span><text:span text:style-name="T7">"XYZ1234"</text:span><text:span text:style-name="T1">, pertence_a=hospede1)<text:line-break/><text:line-break/> <text:s text:c="3"/>print(</text:span><text:span text:style-name="T7">"Pode reservar o quarto?"</text:span><text:span text:style-name="T1">, pode_reservar(quarto101))<text:line-break/> <text:s text:c="3"/>print(</text:span><text:span text:style-name="T7">"Funcionário pode limpar o quarto?"</text:span><text:span text:style-name="T1">, pode_limpar(funcionario1, quarto101))<text:line-break/> <text:s text:c="3"/>print(</text:span><text:span text:style-name="T7">"Hóspede tem acesso ao lounge VIP?"</text:span><text:span text:style-name="T1">, acesso_lounge_vip(hospede1))<text:line-break/> <text:s text:c="3"/>print(</text:span><text:span text:style-name="T7">"Pode solicitar serviço de quarto?"</text:span><text:span text:style-name="T1">, pode_solicitar_servico(hospede1, quarto101))<text:line-break/> <text:s text:c="3"/>print(</text:span><text:span text:style-name="T7">"Pode estacionar o veículo?"</text:span><text:span text:style-name="T1">, pode_estacionar(veiculo1)</text:span></text:p>
      <text:p text:style-name="Standard"/>
      <text:p text:style-name="Standard"/>
      <text:p text:style-name="Standard"/>
      <text:p text:style-name="Standard"/>
      <text:p text:style-name="P2">PREMISSAS E DESAFIOS OPERAÇÕES LOGICAS:</text:p>
      <text:p text:style-name="P3"/>
      <text:p text:style-name="P3"/>
      <text:p text:style-name="P3"/>
      <text:h text:style-name="P4" text:outline-level="3"><text:span text:style-name="Strong_20_Emphasis"><text:span text:style-name="T8">Desafio 1: Reserva de Quartos</text:span></text:span></text:h>
      <text:p text:style-name="P5"><text:span text:style-name="Strong_20_Emphasis"><text:span text:style-name="T8">Premissa:</text:span></text:span><text:span text:style-name="T8"> Somente quartos limpos e não ocupados podem ser reservados.</text:span></text:p>
      <text:p text:style-name="P5"><text:span text:style-name="Strong_20_Emphasis"><text:span text:style-name="T8">Expressão (lógica de predicados):</text:span></text:span><text:span text:style-name="T8"><text:line-break/>∀q (Quarto(q) ∧ Limpo(q) ∧ ¬Ocupado(q) → PodeReservar(q))</text:span></text:p>
      <text:h text:style-name="P4" text:outline-level="3"><text:span text:style-name="Strong_20_Emphasis"><text:span text:style-name="T8">Desafio 2: Acesso para Limpeza</text:span></text:span></text:h>
      <text:p text:style-name="P5"><text:span text:style-name="Strong_20_Emphasis"><text:span text:style-name="T8">Premissa:</text:span></text:span><text:span text:style-name="T8"> Funcionário pode acessar quarto para limpeza </text:span><text:span text:style-name="Strong_20_Emphasis"><text:span text:style-name="T8">somente se ele não estiver ocupado</text:span></text:span><text:span text:style-name="T8">.</text:span></text:p>
      <text:p text:style-name="P5"><text:span text:style-name="Strong_20_Emphasis"><text:span text:style-name="T8">Expressão:</text:span></text:span><text:span text:style-name="T8"><text:line-break/>∀f ∀q (Funcionario(f) ∧ Quarto(q) ∧ ¬Ocupado(q) → PodeLimpar(f, q))</text:span></text:p>
      <text:h text:style-name="P4" text:outline-level="3"><text:span text:style-name="Strong_20_Emphasis"><text:span text:style-name="T8">Desafio 3: Acesso ao Lounge VIP</text:span></text:span></text:h>
      <text:p text:style-name="P5"><text:span text:style-name="Strong_20_Emphasis"><text:span text:style-name="T8">Premissa:</text:span></text:span><text:span text:style-name="T8"> Hóspedes VIP têm acesso ao lounge VIP se a estadia for superior a 3 dias.</text:span></text:p>
      <text:p text:style-name="P5"><text:span text:style-name="Strong_20_Emphasis"><text:span text:style-name="T8">Expressão:</text:span></text:span><text:span text:style-name="T8"><text:line-break/>∀h (HospedeVIP(h) ∧ Estadia(h) &gt; 3 → AcessoLoungeVIP(h))</text:span></text:p>
      <text:h text:style-name="P4" text:outline-level="3"><text:span text:style-name="Strong_20_Emphasis"><text:span text:style-name="T8">Desafio 4: Serviços de Quarto</text:span></text:span></text:h>
      <text:p text:style-name="P5"><text:span text:style-name="Strong_20_Emphasis"><text:span text:style-name="T8">Premissa:</text:span></text:span><text:span text:style-name="T8"> Apenas quartos ocupados podem solicitar serviço de quarto.</text:span></text:p>
      <text:p text:style-name="P5"><text:soft-page-break/><text:span text:style-name="Strong_20_Emphasis"><text:span text:style-name="T8">Expressão:</text:span></text:span><text:span text:style-name="T8"><text:line-break/>∀q ∀h (Hospede(h) ∧ Ocupado(q) ∧ Ocupa(h, q) → PodeSolicitarServico(h, q))</text:span></text:p>
      <text:h text:style-name="P4" text:outline-level="3"><text:span text:style-name="Strong_20_Emphasis"><text:span text:style-name="T8">Desafio 5: Estacionamento</text:span></text:span></text:h>
      <text:p text:style-name="P5"><text:span text:style-name="Strong_20_Emphasis"><text:span text:style-name="T8">Premissa:</text:span></text:span><text:span text:style-name="T8"> Apenas veículos de hóspedes e funcionários registrados podem acessar o estacionamento.</text:span></text:p>
      <text:p text:style-name="P6"><text:span text:style-name="Strong_20_Emphasis"><text:span text:style-name="T8">Expressão:</text:span></text:span><text:span text:style-name="T8"><text:line-break/>∀v (Veiculo(v) ∧ (PertenceA(v, Hospede) ∨ PertenceA(v, Funcionario)) → PodeEstacionar(v))</text:span></text:p>
      <text:p text:style-name="P7"/>
      <text:h text:style-name="P4" text:outline-level="3"><text:span text:style-name="Strong_20_Emphasis"><text:span text:style-name="T9">Premissa 1: Reserva de Quartos</text:span></text:span></text:h>
      <text:p text:style-name="P5"><text:span text:style-name="Strong_20_Emphasis"><text:span text:style-name="T9">Texto:</text:span></text:span><text:span text:style-name="T9"> Somente quartos limpos e não ocupados podem ser reservados.</text:span></text:p>
      <text:p text:style-name="P5"><text:span text:style-name="Strong_20_Emphasis"><text:span text:style-name="T9">Expressão:</text:span></text:span><text:span text:style-name="T9"><text:line-break/>∀q (Quarto(q) ∧ Limpo(q) ∧ ¬Ocupado(q) → PodeReservar(q))</text:span></text:p>
      <text:p text:style-name="P5"><text:span text:style-name="Strong_20_Emphasis"><text:span text:style-name="T9">Explicação:</text:span></text:span><text:span text:style-name="T9"><text:line-break/>Para qualquer quarto </text:span><text:span text:style-name="Source_20_Text"><text:span text:style-name="T9">q</text:span></text:span><text:span text:style-name="T9">, se ele está limpo e desocupado, então pode ser reservado.</text:span></text:p>
      <text:h text:style-name="P8" text:outline-level="3"><text:span text:style-name="Strong_20_Emphasis">Premissa 2: Acesso para Limpeza</text:span></text:h>
      <text:p text:style-name="P9"><text:span text:style-name="Strong_20_Emphasis">Texto:</text:span> Qualquer funcionário pode acessar quartos para limpeza somente se esses não estiverem ocupados.</text:p>
      <text:p text:style-name="P9"><text:span text:style-name="Strong_20_Emphasis">Expressão:</text:span><text:line-break/>∀f ∀q (Funcionario(f) ∧ Quarto(q) ∧ ¬Ocupado(q) → PodeLimpar(f, q))</text:p>
      <text:p text:style-name="P9"><text:span text:style-name="Strong_20_Emphasis">Explicação:</text:span><text:line-break/>Funcionários só têm permissão para entrar em quartos que não estejam ocupados.</text:p>
      <text:h text:style-name="P8" text:outline-level="3"><text:span text:style-name="Strong_20_Emphasis">Premissa 3: Acesso ao Lounge VIP</text:span></text:h>
      <text:p text:style-name="P9"><text:span text:style-name="Strong_20_Emphasis">Texto:</text:span> Hóspedes VIP têm acesso ao lounge VIP se a sua estadia for superior a 3 dias.</text:p>
      <text:p text:style-name="P9"><text:span text:style-name="Strong_20_Emphasis">Expressão:</text:span><text:line-break/>∀h (HospedeVIP(h) ∧ Estadia(h) &gt; 3 → AcessoLoungeVIP(h))</text:p>
      <text:p text:style-name="P9"><text:span text:style-name="Strong_20_Emphasis">Explicação:</text:span><text:line-break/>Acesso ao lounge VIP é concedido apenas a hóspedes VIP cuja estadia ultrapassa 3 dias.</text:p>
      <text:h text:style-name="P8" text:outline-level="3"><text:soft-page-break/><text:span text:style-name="Strong_20_Emphasis">Premissa 4: Serviços de Quarto</text:span></text:h>
      <text:p text:style-name="P9"><text:span text:style-name="Strong_20_Emphasis">Texto:</text:span> Hóspedes poderão solicitar serviço de quarto.</text:p>
      <text:p text:style-name="P9"><text:span text:style-name="Strong_20_Emphasis">Expressão:</text:span><text:line-break/>∀h ∀q (Hospede(h) ∧ Ocupa(h, q) → PodeSolicitarServico(h, q))</text:p>
      <text:p text:style-name="P9"><text:span text:style-name="Strong_20_Emphasis">Explicação:</text:span><text:line-break/>Um hóspede que ocupa um quarto pode solicitar serviço de quarto para aquele quarto.</text:p>
      <text:h text:style-name="P8" text:outline-level="3"><text:span text:style-name="Strong_20_Emphasis"/></text:h>
      <text:h text:style-name="P8" text:outline-level="3"><text:span text:style-name="Strong_20_Emphasis">Premissa 5: Estacionamento</text:span></text:h>
      <text:p text:style-name="P9"><text:span text:style-name="Strong_20_Emphasis">Texto:</text:span> Hóspedes poderão estacionar o carro no estacionamento do hotel.</text:p>
      <text:p text:style-name="P9"><text:span text:style-name="Strong_20_Emphasis">Expressão:</text:span><text:line-break/>∀v ∀h (Veiculo(v) ∧ Hospede(h) ∧ PertenceA(v, h) → PodeEstacionar(v))</text:p>
      <text:p text:style-name="P9"><text:span text:style-name="Strong_20_Emphasis">Explicação:</text:span><text:line-break/>Se um carro pertence a um hóspede, ele pode ser estacionado no hot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eal" svg:font-family="Areal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2T06:51:10.236926300</meta:creation-date>
    <dc:date>2025-04-12T13:41:14.492488500</dc:date>
    <meta:editing-duration>PT5M3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4" meta:paragraph-count="37" meta:word-count="627" meta:character-count="4919" meta:non-whitespace-character-count="4072"/>
  </office:meta>
</office:document-meta>
</file>